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draw:fill="none" draw:stroke="solid" svg:stroke-width="0.00694in" svg:stroke-color="#4472c4" draw:marker-end="a363" svg:stroke-opacity="100%" draw:stroke-linejoin="miter" svg:stroke-linecap="butt"/>
    </style:style>
    <style:style style:family="graphic" style:name="a366">
      <style:graphic-properties draw:fill="none" draw:stroke="solid" svg:stroke-width="0.00694in" svg:stroke-color="#4472c4" draw:marker-end="a365" svg:stroke-opacity="100%" draw:stroke-linejoin="miter" svg:stroke-linecap="butt"/>
    </style:style>
    <style:style style:family="graphic" style:name="a368">
      <style:graphic-properties draw:fill="none" draw:stroke="solid" svg:stroke-width="0.00694in" svg:stroke-color="#4472c4" draw:marker-end="a367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b4c7e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8cba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694in" svg:stroke-color="#4472c4" draw:marker-end="a369" svg:stroke-opacity="100%" draw:stroke-linejoin="miter" svg:stroke-linecap="butt"/>
    </style:style>
    <style:style style:family="graphic" style:name="a372">
      <style:graphic-properties draw:fill="none" draw:stroke="solid" svg:stroke-width="0.00694in" svg:stroke-color="#4472c4" draw:marker-end="a371" svg:stroke-opacity="100%" draw:stroke-linejoin="miter" svg:stroke-linecap="butt"/>
    </style:style>
    <style:style style:family="graphic" style:name="a37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76">
      <style:graphic-properties draw:fill="none" draw:stroke="dash" draw:stroke-dash="a375" svg:stroke-width="0.00694in" svg:stroke-color="#000000" svg:stroke-opacity="100%" draw:stroke-linejoin="miter" svg:stroke-linecap="butt"/>
    </style:style>
    <style:style style:family="graphic" style:name="a34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2">
      <style:graphic-properties draw:fill="none" draw:stroke="solid" svg:stroke-width="0.00694in" svg:stroke-color="#4472c4" draw:marker-end="a361" svg:stroke-opacity="100%" draw:stroke-linejoin="miter" svg:stroke-linecap="butt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ustom-shape svg:x="3.74312in" svg:y="2.24771in" svg:width="0.87156in" svg:height="1.50229in" draw:id="id63" draw:style-name="a338" draw:name="Rechteck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4312in" svg:y1="2.24771in" svg:x2="3.21101in" svg:y2="2.24771in" draw:id="id64" draw:style-name="a339" draw:name="Gerader Verbinder 5">
          <svg:title/>
          <svg:desc/>
        </draw:connector>
        <draw:connector draw:type="line" svg:x1="3.74312in" svg:y1="3.75in" svg:x2="3.21101in" svg:y2="3.75in" draw:id="id65" draw:style-name="a340" draw:name="Gerader Verbinder 7">
          <svg:title/>
          <svg:desc/>
        </draw:connector>
        <draw:connector draw:type="line" svg:x1="3.21101in" svg:y1="2.24771in" svg:x2="3.21101in" svg:y2="3.75in" draw:id="id66" draw:style-name="a341" draw:name="Gerader Verbinder 9">
          <svg:title/>
          <svg:desc/>
        </draw:connector>
        <draw:frame draw:id="id67" draw:style-name="a344" draw:name="Textfeld 10" svg:x="2.86238in" svg:y="2.7969in" svg:width="0.34862in" svg:height="0.40391in">
          <draw:text-box>
            <text:p text:style-name="a343" text:class-names="" text:cond-style-name=""><text:span text:style-name="a342" text:class-names="">l</text:span></text:p>
          </draw:text-box>
          <svg:title/>
          <svg:desc/>
        </draw:frame>
        <draw:connector draw:type="line" svg:x1="3.90487in" svg:y1="2.24938in" svg:x2="3.90487in" svg:y2="2.01084in" draw:id="id68" draw:style-name="a345" draw:name="Gerader Verbinder 12">
          <svg:title/>
          <svg:desc/>
        </draw:connector>
        <draw:connector draw:type="line" svg:x1="4.45195in" svg:y1="2.24771in" svg:x2="4.45195in" svg:y2="2.00917in" draw:id="id69" draw:style-name="a346" draw:name="Gerader Verbinder 13">
          <svg:title/>
          <svg:desc/>
        </draw:connector>
        <draw:connector draw:type="line" svg:x1="3.74312in" svg:y1="2.00917in" svg:x2="3.74312in" svg:y2="2.00917in" draw:id="id70" draw:style-name="a347" draw:name="Gerader Verbinder 15">
          <svg:title/>
          <svg:desc/>
        </draw:connector>
        <draw:connector draw:type="line" svg:x1="3.90487in" svg:y1="2.00917in" svg:x2="4.44955in" svg:y2="2.00917in" draw:id="id71" draw:style-name="a348" draw:name="Gerader Verbinder 18">
          <svg:title/>
          <svg:desc/>
        </draw:connector>
        <draw:frame draw:id="id72" draw:style-name="a351" draw:name="Textfeld 19" svg:x="4.01835in" svg:y="1.60503in" svg:width="0.32109in" svg:height="0.40391in">
          <draw:text-box>
            <text:p text:style-name="a350" text:class-names="" text:cond-style-name=""><text:span text:style-name="a349" text:class-names="">D</text:span></text:p>
          </draw:text-box>
          <svg:title/>
          <svg:desc/>
        </draw:frame>
        <draw:custom-shape svg:x="4.44955in" svg:y="3.2844in" svg:width="0.17431in" svg:height="0.17431in" draw:id="id73" draw:style-name="a354" draw:name="Ellipse 20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5367in" svg:y1="3.2844in" draw:start-shape="id73" draw:start-glue-point="0" svg:x2="4.87156in" svg:y2="3.2844in" draw:id="id74" draw:style-name="a355" draw:name="Gerader Verbinder 22">
          <svg:title/>
          <svg:desc/>
        </draw:connector>
        <draw:connector draw:type="line" svg:x1="4.5367in" svg:y1="3.45871in" svg:x2="4.87156in" svg:y2="3.45871in" draw:id="id75" draw:style-name="a356" draw:name="Gerader Verbinder 23">
          <svg:title/>
          <svg:desc/>
        </draw:connector>
        <draw:connector draw:type="line" svg:x1="4.87156in" svg:y1="3.2844in" svg:x2="4.87156in" svg:y2="3.45871in" draw:id="id76" draw:style-name="a357" draw:name="Gerader Verbinder 25">
          <svg:title/>
          <svg:desc/>
        </draw:connector>
        <draw:frame draw:id="id77" draw:style-name="a360" draw:name="Textfeld 26" svg:x="4.87156in" svg:y="3.15932in" svg:width="0.3899in" svg:height="0.40391in">
          <draw:text-box>
            <text:p text:style-name="a359" text:class-names="" text:cond-style-name=""><text:span text:style-name="a358" text:class-names="">d</text:span></text:p>
          </draw:text-box>
          <svg:title/>
          <svg:desc/>
        </draw:frame>
        <draw:connector draw:type="line" svg:x1="4.0698in" svg:y1="2.00894in" svg:x2="4.44955in" svg:y2="2.00894in" draw:id="id78" draw:style-name="a362" draw:name="Gerade Verbindung mit Pfeil 25">
          <svg:title/>
          <svg:desc/>
        </draw:connector>
        <draw:connector draw:type="line" svg:x1="4.29642in" svg:y1="2.00894in" svg:x2="3.90487in" svg:y2="2.00894in" draw:id="id79" draw:style-name="a364" draw:name="Gerade Verbindung mit Pfeil 27">
          <svg:title/>
          <svg:desc/>
        </draw:connector>
        <draw:connector draw:type="line" svg:x1="3.211in" svg:y1="3.14062in" svg:x2="3.211in" svg:y2="3.75in" draw:id="id80" draw:style-name="a366" draw:name="Gerade Verbindung mit Pfeil 29">
          <svg:title/>
          <svg:desc/>
        </draw:connector>
        <draw:connector draw:type="line" svg:x1="3.211in" svg:y1="2.70604in" svg:x2="3.211in" svg:y2="2.24771in" draw:id="id81" draw:style-name="a368" draw:name="Gerade Verbindung mit Pfeil 31">
          <svg:title/>
          <svg:desc/>
        </draw:connector>
        <draw:connector draw:type="line" svg:x1="4.87156in" svg:y1="3.63021in" svg:x2="4.87156in" svg:y2="3.45871in" draw:id="id82" draw:style-name="a370" draw:name="Gerade Verbindung mit Pfeil 33">
          <svg:title/>
          <svg:desc/>
        </draw:connector>
        <draw:connector draw:type="line" svg:x1="4.87156in" svg:y1="3.08814in" svg:x2="4.87156in" svg:y2="3.29265in" draw:id="id83" draw:style-name="a372" draw:name="Gerade Verbindung mit Pfeil 36">
          <svg:title/>
          <svg:desc/>
        </draw:connector>
        <draw:connector draw:type="line" svg:x1="4.44955in" svg:y1="2.24771in" svg:x2="4.44955in" svg:y2="3.75in" draw:id="id84" draw:style-name="a373" draw:name="Gerader Verbinder 42">
          <svg:title/>
          <svg:desc/>
        </draw:connector>
        <draw:connector draw:type="line" svg:x1="3.90487in" svg:y1="2.24771in" svg:x2="3.90487in" svg:y2="3.75in" draw:id="id85" draw:style-name="a374" draw:name="Gerader Verbinder 44">
          <svg:title/>
          <svg:desc/>
        </draw:connector>
        <draw:connector draw:type="line" svg:x1="4.16985in" svg:y1="2.17025in" svg:x2="4.16985in" svg:y2="3.84255in" draw:id="id86" draw:style-name="a376" draw:name="Gerader Verbinder 2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69" svg:viewBox="0 0 20 30" svg:d="m10 0-10 30h20z"/>
    <draw:marker draw:name="a363" svg:viewBox="0 0 20 30" svg:d="m10 0-10 30h20z"/>
    <draw:marker draw:name="a365" svg:viewBox="0 0 20 30" svg:d="m10 0-10 30h20z"/>
    <draw:marker draw:name="a371" svg:viewBox="0 0 20 30" svg:d="m10 0-10 30h20z"/>
    <draw:marker draw:name="a367" svg:viewBox="0 0 20 30" svg:d="m10 0-10 30h20z"/>
    <draw:marker draw:name="a361" svg:viewBox="0 0 20 30" svg:d="m10 0-10 30h20z"/>
    <draw:stroke-dash draw:name="a375" draw:display-name="DashDot" draw:style="rect" draw:dots1="1" draw:dots1-length="0.02083in" draw:dots2="1" draw:dots2-length="0.00694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3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03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3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03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03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3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3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03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03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3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03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03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1:50:57Z</meta:creation-date>
    <dc:date>2018-03-24T11:07:00Z</dc:date>
    <meta:editing-cycles>1</meta:editing-cycles>
    <meta:editing-duration>PT0S</meta:editing-duration>
    <meta:document-statistic meta:paragraph-count="3" meta:word-count="3"/>
  </office:meta>
</office:document-meta>
</file>